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c738"/>
    </style:style>
    <style:style style:name="P2" style:family="paragraph" style:parent-style-name="Standard">
      <style:text-properties officeooo:rsid="0016c738" officeooo:paragraph-rsid="0016c738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8.25pt"/>
    </style:style>
    <style:style style:name="T3" style:family="text">
      <style:text-properties style:font-name="monospace" fo:font-size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IS 3362 Homework #2: Substitution Cipher, Vigenere</text:span></text:p>
      <text:p text:style-name="P1"><text:span text:style-name="T1">Due: Check WebCourses for the due date.</text:span></text:p>
      <text:p text:style-name="P1"><text:span text:style-name="T1">Part A: Code Break Questions</text:span></text:p>
      <text:p text:style-name="P1"><text:span text:style-name="T1">1) Decode the following message, which was encrypted using the substitution cipher. Make sure to discuss all the steps you took, the key you arrived at, and the decoded message.</text:span></text:p>
      <text:p text:style-name="P1"><text:span text:style-name="T3">Ymlwrpnndvyxijlriewyficlwqvyjvlrislwtpmxsvlihiwyjcywjqqlzwiptqvirijjpuiopmuiqyqysynnxlqvijpriqvymuqvyjdipwamclwqampqindqvyjyjmqqvirijjpuiqvpqqinnjdlasviwiqviewyfiyjwpqviwqviblzlcqvyjrijjpuiyjqlxijowyziqvpqqviwiyjlmibajqnytiqvizipnioyeviwzaqamnytizipniqvyjewyfisynnpoqapnndigyjq</text:span></text:p>
      <text:p text:style-name="P1"><text:span text:style-name="T3"/></text:p>
      <text:p text:style-name="P2"><text:span text:style-name="T3">Key:UJFYPZXVESQONLCATMWKGHRDIB</text:span></text:p>
      <text:p text:style-name="P2"><text:span text:style-name="T3">Plaintext:</text:span></text:p>
      <text:p text:style-name="P2"><text:span text:style-name="T3">INORMALLYHIDESOMEPRIZEFORTHISHOMEWORKANDWHOEVERISFIRSTTOBREAKTHEMESSAGECANGETITIWILLDOTHESAMETHINGTHISYEARUNFORTUNATELYTHISISNTTHEMESSAGETHATTELLSYOUWHERETHEPRIZEISRATHERTHEJOBOFTHISMESSAGEISTODESCRIBETHATTHEREISONEJUSTLIKETHEBEALECIPHERBUTUNLIKEBEALETHISPRIZEWILLACTUALLYEXIST</text:span></text:p>
      <text:p text:style-name="P2"><text:span text:style-name="T3"/></text:p>
      <text:p text:style-name="P2"><text:span text:style-name="T3">So for this one I attempted to write a program to do it, but I got halfway through then, just made it spit out all the di and tri grams and their frequencies. <text:s/>Then I used the html version of the cryptotool to do a lot of guessing. <text:s/>This is probably less efficient but it worked.</text:span></text:p>
      <text:p text:style-name="P1"><text:span text:style-name="T3"/></text:p>
      <text:p text:style-name="P1"><text:span text:style-name="T1">2) Decode the following ciphertext that was encoded using the Vigenere cipher with a keyword from this wordlist:</text:span><text:a xlink:type="simple" xlink:href="https://www.ef.com/wwen/english-resources/english-vocabulary/top-1000-words/" text:style-name="Internet_20_link" text:visited-style-name="Visited_20_Internet_20_Link"><text:span text:style-name="T1">https://www.ef.com/wwen/english-resources/english-vocabulary/top-1000-words/</text:span></text:a></text:p>
      <text:p text:style-name="P1"><text:span text:style-name="T1">To help you automate your task,I will guarantee that the substring "last" will appear somewhere in the plaintext.</text:span></text:p>
      <text:p text:style-name="P1"><text:span text:style-name="T1">Here is the ciphertext: </text:span><text:span text:style-name="T3">sxvgjcvpsamltorbqmwaskvytneeyawceflrirtdrwmtoheiutlqxuzbzarbibilphbiblgrflrfayhvoacwxqkvoiyksmmvabzilmodszzkfacmrllotrfomrruqvrbsssjrmnwyxhbbtelvnbzaruaveldxvgtywqqwbfeelviorbqflnmszqropzbtuwngoeijcqtvgqpylyzyjcmisgakbmorignwdspmwuloelrgijhzqwftgpuhzakwbzxukepavgtyoiqxuxcwyrowwwapeaxngiyjxvkuugupiwptddvmbghvkenxvjvjhbopnbmjshmzvkndhthoophxs</text:span></text:p>
      <text:p text:style-name="P1"><text:span text:style-name="T3"/></text:p>
      <text:p text:style-name="P1"><text:span text:style-name="T1">3) Decode the following message, which was encrypted using the Vigenere cipher. Make sure to discuss all the steps you took, the key you arrived at, and the decoded message.</text:span></text:p>
      <text:p text:style-name="P1"><text:soft-page-break/><text:span text:style-name="T3">Jiaikmiwriuopleicwmrdeuiypieepcefhsdewbcssfzrtlraahfjsnyunyelenusbxvdnwkplikgkccxpmdwreetsffbeosplaemhyzzilddmszqhbvzolousuecsxkafaxzahzavqzxllohpyfskbvdelycstfazuzytzoniwrprnymtkbaelcwofcfhaciisjyuyeqevcpssrwpokfoekgiikcomzqrxyncolrcwimccswqnfufudnlaxcwokfonpauzkrimfpswymrsmpirjrcojqfgbaecyzwhrzdqyqvvrpwiletwcpwajgklzfeeyniikgggfdedsgilprvuketsdewtzaofcktzoegaebactfekdoaicjvycbygenicftslktecoumbvrhbvweqgeplemhmldpjsoisfksiwkom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">Part B: Written Questions Similar to Quiz/Exam Questions</text:span></text:p>
      <text:p text:style-name="P1"><text:span text:style-name="T1"/></text:p>
      <text:p text:style-name="P1"><text:span text:style-name="T1">4) Find 45</text:span><text:span text:style-name="T2">-1</text:span><text:span text:style-name="T1">mod 157</text:span></text:p>
      <text:p text:style-name="P1"><text:span text:style-name="T1"/></text:p>
      <text:p text:style-name="P1"><text:span text:style-name="T1">5) For an alphabet of size 93, a set of affine encryption keys is a = 20, b = 87. (Thus the encryption functionis f(x) = (20x + 87) % 93.) Determine the corresponding set of decryption keys.</text:span></text:p>
      <text:p text:style-name="P1"><text:span text:style-name="T1"/></text:p>
      <text:p text:style-name="P1"><text:span text:style-name="T1">6)Let x be a positiveinteger. A set of letters consists of 10 As, 30 Bs, 50 Cs, 70 Ds, and 90Es. What is the index of coincidence of the set? Leave your answer as a fraction in lowest terms.</text:span></text:p>
      <text:p text:style-name="P1"><text:span text:style-name="T1"/></text:p>
      <text:p text:style-name="P1"><text:span text:style-name="T1">7)Theset of letters S consists of 5 As, 40 Bs, 35 Cs, 10 Ds, and 10Es. Theset of letters T consists of 15 As, 10 Bs, 35 Cs, 30 Ds and 15Es. What is the mutual index of coincidence between sets S and T? Leave your answer as a fraction in lowest ter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7:20:56.860327622</meta:creation-date>
    <dc:date>2021-09-06T17:29:52.817662883</dc:date>
    <meta:editing-duration>PT8M5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323" meta:character-count="3144" meta:non-whitespace-character-count="2838"/>
  </office:meta>
</office:document-meta>
</file>